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background-color="#808080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style:vertical-align="middle" fo:background-color="#808080" fo:padding="0.0382in" fo:border="0.5pt solid #000000">
        <style:background-image/>
      </style:table-cell-properties>
    </style:style>
    <style:style style:name="Table1.A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808080" fo:padding="0.0382in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padding="0.0382in" fo:border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3in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Ubuntu" officeooo:paragraph-rsid="00154582"/>
    </style:style>
    <style:style style:name="P2" style:family="paragraph" style:parent-style-name="Standard">
      <style:text-properties style:font-name="Ubuntu" officeooo:rsid="000d7337" officeooo:paragraph-rsid="00154582"/>
    </style:style>
    <style:style style:name="P3" style:family="paragraph" style:parent-style-name="Standard">
      <style:text-properties style:font-name="Ubuntu" officeooo:rsid="000a801e" officeooo:paragraph-rsid="000a801e"/>
    </style:style>
    <style:style style:name="P4" style:family="paragraph" style:parent-style-name="Standard">
      <style:text-properties style:font-name="Ubuntu" fo:font-weight="bold" officeooo:rsid="0010f824" officeooo:paragraph-rsid="0010f824" style:font-weight-asian="bold" style:font-weight-complex="bold"/>
    </style:style>
    <style:style style:name="P5" style:family="paragraph" style:parent-style-name="Standard">
      <style:text-properties style:font-name="Ubuntu" fo:font-weight="bold" officeooo:rsid="0038e1e9" officeooo:paragraph-rsid="0038e1e9" style:font-weight-asian="bold" style:font-weight-complex="bold"/>
    </style:style>
    <style:style style:name="P6" style:family="paragraph" style:parent-style-name="Standard">
      <style:text-properties style:font-name="Ubuntu" fo:font-weight="bold" officeooo:rsid="002c7c13" officeooo:paragraph-rsid="002c7c13" style:font-weight-asian="bold" style:font-weight-complex="bold"/>
    </style:style>
    <style:style style:name="P7" style:family="paragraph" style:parent-style-name="Standard">
      <style:text-properties style:font-name="Ubuntu" fo:font-weight="bold" officeooo:rsid="003dc8f1" officeooo:paragraph-rsid="003dc8f1" style:font-weight-asian="bold" style:font-weight-complex="bold"/>
    </style:style>
    <style:style style:name="P8" style:family="paragraph" style:parent-style-name="Standard">
      <style:text-properties style:font-name="Ubuntu" officeooo:rsid="0010f824" officeooo:paragraph-rsid="0010f824"/>
    </style:style>
    <style:style style:name="P9" style:family="paragraph" style:parent-style-name="Standard">
      <style:text-properties style:font-name="Ubuntu" fo:font-weight="normal" officeooo:rsid="00128d6e" officeooo:paragraph-rsid="00128d6e" style:font-weight-asian="normal" style:font-weight-complex="normal"/>
    </style:style>
    <style:style style:name="P10" style:family="paragraph" style:parent-style-name="Standard">
      <style:paragraph-properties fo:break-before="page"/>
      <style:text-properties style:font-name="Ubuntu" fo:font-weight="normal" officeooo:rsid="00341977" officeooo:paragraph-rsid="00366505" style:font-weight-asian="normal" style:font-weight-complex="normal"/>
    </style:style>
    <style:style style:name="P11" style:family="paragraph" style:parent-style-name="Standard">
      <style:text-properties style:font-name="Ubuntu" fo:font-weight="normal" officeooo:rsid="00341977" officeooo:paragraph-rsid="00366505" style:font-weight-asian="normal" style:font-weight-complex="normal"/>
    </style:style>
    <style:style style:name="P12" style:family="paragraph" style:parent-style-name="Standard">
      <style:text-properties style:font-name="Ubuntu" fo:font-weight="normal" officeooo:rsid="003afcdb" officeooo:paragraph-rsid="003afcdb" style:font-weight-asian="normal" style:font-weight-complex="normal"/>
    </style:style>
    <style:style style:name="P13" style:family="paragraph" style:parent-style-name="Standard">
      <style:text-properties style:font-name="Ubuntu" fo:font-weight="normal" officeooo:rsid="001438f6" officeooo:paragraph-rsid="00128d6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Ubuntu"/>
    </style:style>
    <style:style style:name="P15" style:family="paragraph" style:parent-style-name="Standard">
      <style:paragraph-properties fo:text-align="center" style:justify-single-word="false"/>
      <style:text-properties style:font-name="Ubuntu" officeooo:rsid="0022587a" officeooo:paragraph-rsid="0022587a"/>
    </style:style>
    <style:style style:name="P16" style:family="paragraph" style:parent-style-name="Standard">
      <style:paragraph-properties fo:text-align="center" style:justify-single-word="false"/>
      <style:text-properties style:font-name="Ubuntu" officeooo:rsid="002715e7" officeooo:paragraph-rsid="002715e7"/>
    </style:style>
    <style:style style:name="P17" style:family="paragraph" style:parent-style-name="Table_20_Contents">
      <style:paragraph-properties fo:text-align="center" style:justify-single-word="false"/>
      <style:text-properties style:font-name="Ubuntu" officeooo:rsid="002715e7" officeooo:paragraph-rsid="002715e7"/>
    </style:style>
    <style:style style:name="P18" style:family="paragraph" style:parent-style-name="Standard">
      <style:text-properties style:font-name="Ubuntu" fo:font-style="normal" fo:font-weight="bold" officeooo:rsid="0039857a" officeooo:paragraph-rsid="0039857a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Ubuntu" fo:font-style="normal" fo:font-weight="bold" officeooo:rsid="003c3ec3" officeooo:paragraph-rsid="003c3ec3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Ubuntu" fo:font-style="normal" fo:font-weight="normal" officeooo:rsid="003c3ec3" officeooo:paragraph-rsid="0039857a" style:font-style-asian="normal" style:font-weight-asian="normal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Ubuntu" officeooo:rsid="00182273" officeooo:paragraph-rsid="00182273"/>
    </style:style>
    <style:style style:name="P22" style:family="paragraph" style:parent-style-name="Table_20_Contents">
      <style:paragraph-properties fo:text-align="center" style:justify-single-word="false"/>
      <style:text-properties style:font-name="Ubuntu" officeooo:rsid="00211ace" officeooo:paragraph-rsid="00211ace"/>
    </style:style>
    <style:style style:name="P23" style:family="paragraph" style:parent-style-name="Table_20_Contents">
      <style:paragraph-properties fo:text-align="center" style:justify-single-word="false"/>
      <style:text-properties style:font-name="Ubuntu" officeooo:rsid="0023be09" officeooo:paragraph-rsid="0023be09"/>
    </style:style>
    <style:style style:name="P24" style:family="paragraph" style:parent-style-name="Table_20_Contents">
      <style:paragraph-properties fo:text-align="center" style:justify-single-word="false"/>
      <style:text-properties style:font-name="Ubuntu" officeooo:rsid="002301c1" officeooo:paragraph-rsid="002301c1"/>
    </style:style>
    <style:style style:name="P25" style:family="paragraph" style:parent-style-name="Table_20_Contents">
      <style:paragraph-properties fo:text-align="center" style:justify-single-word="false"/>
      <style:text-properties style:font-name="Ubuntu" officeooo:rsid="0029064e" officeooo:paragraph-rsid="0029064e"/>
    </style:style>
    <style:style style:name="P26" style:family="paragraph" style:parent-style-name="Standard" style:list-style-name="L1">
      <style:text-properties style:font-name="Ubuntu" officeooo:rsid="00127bc2" officeooo:paragraph-rsid="00127bc2"/>
    </style:style>
    <style:style style:name="P27" style:family="paragraph" style:parent-style-name="Standard" style:list-style-name="L1">
      <style:text-properties style:font-name="Ubuntu" fo:font-weight="normal" officeooo:rsid="00128d6e" officeooo:paragraph-rsid="00128d6e" style:font-weight-asian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" fo:font-weight="normal" officeooo:rsid="00341977" officeooo:paragraph-rsid="00366505" style:font-weight-asian="normal" style:font-weight-complex="normal"/>
    </style:style>
    <style:style style:name="P29" style:family="paragraph" style:parent-style-name="Standard" style:list-style-name="L1">
      <style:text-properties style:font-name="Ubuntu" officeooo:rsid="00128d6e" officeooo:paragraph-rsid="00128d6e"/>
    </style:style>
    <style:style style:name="P30" style:family="paragraph" style:parent-style-name="Standard" style:list-style-name="L2">
      <style:text-properties style:font-name="Ubuntu" fo:font-style="normal" fo:font-weight="bold" officeooo:rsid="003c3ec3" officeooo:paragraph-rsid="003c3ec3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" officeooo:rsid="002715e7" officeooo:paragraph-rsid="002715e7"/>
    </style:style>
    <style:style style:name="P32" style:family="paragraph" style:parent-style-name="Table_20_Contents">
      <style:paragraph-properties fo:text-align="center" style:justify-single-word="false"/>
      <style:text-properties style:font-name="Ubuntu" officeooo:rsid="004a19a3" officeooo:paragraph-rsid="004a19a3"/>
    </style:style>
    <style:style style:name="P33" style:family="paragraph">
      <loext:graphic-properties draw:fill="solid" draw:fill-color="#ebebeb"/>
      <style:paragraph-properties style:writing-mode="lr-tb"/>
      <style:text-properties style:font-name="Ubunt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801e" style:font-weight-asian="bold" style:font-weight-complex="bold"/>
    </style:style>
    <style:style style:name="T3" style:family="text">
      <style:text-properties fo:font-weight="bold" officeooo:rsid="000bcfc0" style:font-weight-asian="bold" style:font-weight-complex="bold"/>
    </style:style>
    <style:style style:name="T4" style:family="text">
      <style:text-properties officeooo:rsid="00127bc2"/>
    </style:style>
    <style:style style:name="T5" style:family="text">
      <style:text-properties officeooo:rsid="00128d6e"/>
    </style:style>
    <style:style style:name="T6" style:family="text">
      <style:text-properties officeooo:rsid="002569c0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438f6" style:font-weight-asian="normal" style:font-weight-complex="normal"/>
    </style:style>
    <style:style style:name="T9" style:family="text">
      <style:text-properties officeooo:rsid="0039857a"/>
    </style:style>
    <style:style style:name="T10" style:family="text">
      <style:text-properties officeooo:rsid="004a19a3"/>
    </style:style>
    <style:style style:name="T11" style:family="text">
      <style:text-properties style:font-name="Ubuntu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solid" draw:fill-color="#ebebeb" fo:min-height="0.8291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bebeb" fo:min-height="5.3673in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.</text:span><text:span text:style-name="T3">IDENTIFIKASI MASALAH</text:span></text:p>
      <text:p text:style-name="P2">Bagaimana cara menentukan apakah seseorang Gemuk, Kurus, atau Normal/Ideal berdasarkan berat dan tinggi badan</text:p>
      <text:p text:style-name="P3"/>
      <text:p text:style-name="P4">2.DESAIN SISTEM</text:p>
      <text:p text:style-name="P8">Langkah-Langkah yang diperlukan untuk mendapatkan hasil yang sesuai dengan keinginan <text:span text:style-name="T4">yaitu:</text:span></text:p>
      <text:list xml:id="list427864280" text:style-name="L1">
        <text:list-item>
          <text:p text:style-name="P26">Menentukan variable yang akan digunakan <text:span text:style-name="T5">seperti</text:span> tinggi dan berat.</text:p>
        </text:list-item>
        <text:list-item>
          <text:p text:style-name="P26">Membuat input untuk tinggi dan berat dengan menggunakan class Scanner.</text:p>
        </text:list-item>
        <text:list-item>
          <text:p text:style-name="P26">Kemudian memasukkan data yang sudah diterima kedalam rumus <text:span text:style-name="T1">BMI.</text:span></text:p>
        </text:list-item>
        <text:list-item>
          <text:p text:style-name="P27">Lalu membuat if statement dengan ketentuan berikut:</text:p>
        </text:list-item>
      </text:list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2" office:value-type="string">
            <text:p text:style-name="P21">BMI</text:p>
          </table:table-cell>
          <table:covered-table-cell/>
          <table:table-cell table:style-name="Table1.C1" table:number-rows-spanned="2" office:value-type="string">
            <text:p text:style-name="P21">Fisik</text:p>
          </table:table-cell>
        </table:table-row>
        <table:table-row>
          <table:table-cell table:style-name="Table1.A2" office:value-type="string">
            <text:p text:style-name="P14">Start</text:p>
          </table:table-cell>
          <table:table-cell table:style-name="Table1.B2" office:value-type="string">
            <text:p text:style-name="P14">End</text:p>
          </table:table-cell>
          <table:covered-table-cell table:style-name="Table1.C2"/>
        </table:table-row>
        <table:table-row>
          <table:table-cell table:style-name="Table1.A3" table:number-columns-spanned="2" office:value-type="string">
            <text:p text:style-name="P22">&lt; <text:span text:style-name="T6">18.5</text:span></text:p>
          </table:table-cell>
          <table:covered-table-cell/>
          <table:table-cell table:style-name="Table1.C3" office:value-type="string">
            <text:p text:style-name="P23">Kurus</text:p>
          </table:table-cell>
        </table:table-row>
        <table:table-row table:style-name="Table1.4">
          <table:table-cell table:style-name="Table1.A4" office:value-type="string">
            <text:p text:style-name="P22">18.5</text:p>
          </table:table-cell>
          <table:table-cell table:style-name="Table1.B4" office:value-type="string">
            <text:p text:style-name="P15">24.9</text:p>
          </table:table-cell>
          <table:table-cell table:style-name="Table1.C4" office:value-type="string">
            <text:p text:style-name="P24">Ideal</text:p>
          </table:table-cell>
        </table:table-row>
        <table:table-row table:style-name="Table1.4">
          <table:table-cell table:style-name="Table1.A5" office:value-type="string">
            <text:p text:style-name="P17">25</text:p>
          </table:table-cell>
          <table:table-cell table:style-name="Table1.B5" office:value-type="string">
            <text:p text:style-name="P16">29.9</text:p>
          </table:table-cell>
          <table:table-cell table:style-name="Table1.C5" office:value-type="string">
            <text:p text:style-name="P25">Gemuk</text:p>
          </table:table-cell>
        </table:table-row>
        <table:table-row table:style-name="Table1.4">
          <table:table-cell table:style-name="Table1.A6" table:number-columns-spanned="2" office:value-type="string">
            <text:p text:style-name="P17">&gt;<text:span text:style-name="T10">= 30</text:span></text:p>
          </table:table-cell>
          <table:covered-table-cell/>
          <table:table-cell table:style-name="Table1.C6" office:value-type="string">
            <text:p text:style-name="P32">Obesitas</text:p>
          </table:table-cell>
        </table:table-row>
      </table:table>
      <text:p text:style-name="P9"/>
      <text:list xml:id="list55035572024336" text:continue-numbering="true" text:style-name="L1">
        <text:list-item>
          <text:p text:style-name="P29"><text:span text:style-name="T7">Setelah itu menampilkan </text:span><text:span text:style-name="T8">output dengan pernyataan Kurus, Gemuk, atau Ideal.</text:span></text:p>
        </text:list-item>
      </text:list>
      <text:p text:style-name="P13"/>
      <text:p text:style-name="P6">3.<text:span text:style-name="T9">SUMBER</text:span> <text:span text:style-name="T9">KODE</text:span>.</text:p>
      <text:p text:style-name="P6"/>
      <text:p text:style-name="P7"><draw:frame text:anchor-type="paragraph" draw:z-index="0" draw:name="Text Frame 1" draw:style-name="gr2" draw:text-style-name="P33" svg:width="6.6669in" svg:height="5.3677in" svg:x="0.0134in" svg:y="0.1772in"><draw:text-box><text:p><text:span text:style-name="T11">import java.util.Scanner;</text:span></text:p><text:p><text:span text:style-name="T11">class Main {</text:span></text:p><text:p><text:span text:style-name="T11"><text:s text:c="4"/></text:span><text:span text:style-name="T11">public static void main(String[] args) {</text:span></text:p><text:p><text:span text:style-name="T11"><text:s text:c="8"/></text:span><text:span text:style-name="T11">boolean debug = true;</text:span></text:p><text:p><text:span text:style-name="T11"><text:s text:c="8"/></text:span><text:span text:style-name="T11">Scanner input = new Scanner(System.in);</text:span></text:p><text:p><text:span text:style-name="T11"><text:s text:c="8"/></text:span><text:span text:style-name="T11">double berat, tinggi, bmi;</text:span></text:p><text:p><text:span text:style-name="T11"><text:s text:c="8"/></text:span><text:span text:style-name="T11">System.out.print("Masukkan Berat Badan (Kg): ");</text:span></text:p><text:p><text:span text:style-name="T11"><text:s text:c="8"/></text:span><text:span text:style-name="T11">berat = input.nextInt();</text:span></text:p><text:p><text:span text:style-name="T11"><text:s text:c="8"/></text:span><text:span text:style-name="T11">System.out.print("Masukkan Tinggi Badan (cm): ");</text:span></text:p><text:p><text:span text:style-name="T11"><text:s text:c="8"/></text:span><text:span text:style-name="T11">tinggi = input.nextInt();</text:span></text:p><text:p><text:span text:style-name="T11"><text:s text:c="8"/></text:span><text:span text:style-name="T11">bmi = berat / Math.pow((tinggi / 100), 2);</text:span></text:p><text:p><text:span text:style-name="T11"><text:s text:c="8"/></text:span><text:span text:style-name="T11">if (debug) {</text:span></text:p><text:p><text:span text:style-name="T11"><text:s text:c="12"/></text:span><text:span text:style-name="T11">System.out.printf("BMI: %f%n",bmi);</text:span></text:p><text:p><text:span text:style-name="T11"><text:s text:c="8"/></text:span><text:span text:style-name="T11">} System.out.print("Kondisi fisik: ");</text:span></text:p><text:p><text:span text:style-name="T11"><text:s text:c="8"/></text:span><text:span text:style-name="T11">if (bmi &gt;= 25 &amp;&amp; bmi &lt;= 29.9) {</text:span></text:p><text:p><text:span text:style-name="T11"><text:s text:c="12"/></text:span><text:span text:style-name="T11">System.out.println("Gemuk");</text:span></text:p><text:p><text:span text:style-name="T11"><text:s text:c="8"/></text:span><text:span text:style-name="T11">} else if (bmi &gt;= 18.5 &amp;&amp; bmi &lt;= 24.9) {</text:span></text:p><text:p><text:span text:style-name="T11"><text:s text:c="12"/></text:span><text:span text:style-name="T11">System.out.println("Ideal");</text:span></text:p><text:p><text:span text:style-name="T11"><text:s text:c="8"/></text:span><text:span text:style-name="T11">} else if (bmi &lt; 18.5) {</text:span></text:p><text:p><text:span text:style-name="T11"><text:s text:c="12"/></text:span><text:span text:style-name="T11">System.out.println("Kurus");</text:span></text:p><text:p><text:span text:style-name="T11"><text:s text:c="8"/></text:span><text:span text:style-name="T11">} else if (bmi &gt;= 30) {</text:span></text:p><text:p><text:span text:style-name="T11"><text:s text:c="12"/></text:span><text:span text:style-name="T11">System.out.println("Obesitas");</text:span></text:p><text:p><text:span text:style-name="T11"><text:s text:c="8"/></text:span><text:span text:style-name="T11">} else {</text:span></text:p><text:p><text:span text:style-name="T11"><text:s text:c="12"/></text:span><text:span text:style-name="T11">System.out.println("Tidak terdefinisi");</text:span></text:p><text:p><text:span text:style-name="T11"><text:s text:c="8"/></text:span><text:span text:style-name="T11">}</text:span></text:p><text:p><text:span text:style-name="T11"><text:s text:c="8"/></text:span><text:span text:style-name="T11">input.close();</text:span></text:p><text:p><text:span text:style-name="T11"><text:s text:c="4"/></text:span><text:span text:style-name="T11">}</text:span></text:p><text:p><text:span text:style-name="T11">}</text:span></text:p></draw:text-box></draw:frame>Java</text:p>
      <text:p text:style-name="P10">Source Code dapat dilihat pada:</text:p>
      <text:p text:style-name="P28">https://github.com/Aspiann17/code/blob/main/sch/20240306/duo/src/Main.java</text:p>
      <text:p text:style-name="P11"/>
      <text:p text:style-name="P5">3.Testing</text:p>
      <text:p text:style-name="P12">Setelah proses compile, testing dilakukan dengan memasukkan nilai tinggi 178 cm dan berat 56 Kg.</text:p>
      <text:p text:style-name="P12"/>
      <text:p text:style-name="P18"><draw:frame text:anchor-type="paragraph" draw:z-index="1" draw:name="Text Frame 2" draw:style-name="gr1" draw:text-style-name="P33" svg:width="6.6949in" svg:height="0.8295in" svg:x="-0.0008in" svg:y="0.1764in"><draw:text-box><text:p><text:span text:style-name="T11"><text:s/></text:span><text:span text:style-name="T11">$ javac Main.java &amp;&amp; java Main</text:span></text:p><text:p><text:span text:style-name="T11"><text:s/></text:span><text:span text:style-name="T11">Masukkan Berat Badan (Kg): 56</text:span></text:p><text:p><text:span text:style-name="T11"><text:s/></text:span><text:span text:style-name="T11">Masukkan Tinggi Badan (cm): 178</text:span></text:p><text:p><text:span text:style-name="T11"><text:s/></text:span><text:span text:style-name="T11">Kondisi Fisik: Kurus</text:span></text:p></draw:text-box></draw:frame>Bash</text:p>
      <text:p text:style-name="P18"/>
      <text:p text:style-name="P18"/>
      <text:p text:style-name="P18"/>
      <text:p text:style-name="P18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Informatika, X RPL 2</text:p>
      <text:list xml:id="list865898853" text:style-name="L2">
        <text:list-item>
          <text:p text:style-name="P30">Muhammad Nazwan Ali</text:p>
        </text:list-item>
        <text:list-item>
          <text:p text:style-name="P30">Muhammad Aspia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7:49:55.789145286</meta:creation-date>
    <meta:generator>LibreOffice/7.3.7.2$Linux_X86_64 LibreOffice_project/30$Build-2</meta:generator>
    <dc:date>2024-04-19T05:49:44.478813311</dc:date>
    <meta:editing-duration>PT2H3M29S</meta:editing-duration>
    <meta:editing-cycles>56</meta:editing-cycles>
    <dc:creator>Aspian</dc:creator>
    <meta:document-statistic meta:table-count="1" meta:image-count="0" meta:object-count="0" meta:page-count="2" meta:paragraph-count="33" meta:word-count="132" meta:character-count="917" meta:non-whitespace-character-count="825"/>
  </office:meta>
</office:document-meta>
</file>